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7B0000003DA98BD5CC.jpg"/>
  <manifest:file-entry manifest:media-type="image/jpeg" manifest:full-path="Pictures/100000000000007B0000003DD4E846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iberation Mono" svg:font-family="'Liberation Mono', Consolas, Monaco, 'Andale Mono', 'Ubuntu Mono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color="#ff3333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Open Sans1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Open Sans1"/>
    </style:style>
    <style:style style:name="P11" style:family="paragraph" style:parent-style-name="Standard">
      <style:paragraph-properties fo:text-align="center" style:justify-single-word="false"/>
      <style:text-properties style:font-name="Open Sans1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1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P27" style:family="paragraph" style:parent-style-name="Text_20_body">
      <style:paragraph-properties fo:margin-left="0cm" fo:margin-right="0cm" fo:margin-top="0cm" fo:margin-bottom="0.212cm" fo:text-align="justify" style:justify-single-word="false" fo:text-indent="0cm" style:auto-text-indent="false" style:writing-mode="page"/>
    </style:style>
    <style:style style:name="P28" style:family="paragraph" style:parent-style-name="Text_20_body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9" style:family="paragraph" style:parent-style-name="Text_20_body">
      <style:text-properties fo:language="fr" fo:country="FR"/>
    </style:style>
    <style:style style:name="P30" style:family="paragraph" style:parent-style-name="Text_20_body">
      <style:text-properties fo:language="fr" fo:country="FR" fo:background-color="transparent"/>
    </style:style>
    <style:style style:name="P31" style:family="paragraph" style:parent-style-name="Text_20_body">
      <style:paragraph-properties fo:text-align="center" style:justify-single-word="false"/>
      <style:text-properties fo:language="fr" fo:country="FR" fo:font-weight="bold" fo:background-color="transparent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text-properties style:font-name="Open Sans2"/>
    </style:style>
    <style:style style:name="P34" style:family="paragraph" style:parent-style-name="Text_20_body">
      <style:text-properties style:font-name="Open Sans2" fo:font-size="11pt" style:font-size-asian="11pt" style:font-size-complex="11pt"/>
    </style:style>
    <style:style style:name="P35" style:family="paragraph" style:parent-style-name="Text_20_body">
      <style:paragraph-properties fo:text-align="center" style:justify-single-word="false"/>
      <style:text-properties style:font-name="Open Sans2" fo:font-size="11pt" fo:font-weight="bold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Open Sans2" fo:font-weight="bold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center" style:justify-single-word="false"/>
      <style:text-properties fo:color="#ff3333" fo:font-weight="bold" style:font-weight-asian="bold" style:font-weight-complex="bold"/>
    </style:style>
    <style:style style:name="P44" style:family="paragraph" style:parent-style-name="Text_20_body">
      <style:paragraph-properties fo:text-align="start" style:justify-single-word="false"/>
      <style:text-properties fo:color="#333333" fo:font-weight="normal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333333" style:font-name="Open Sans2" fo:font-weight="normal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color="#333333" style:font-name="Open Sans2" fo:font-weight="bold" style:font-weight-asian="bold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color="#333333" style:font-name="Open Sans2" fo:font-size="11pt" fo:font-weight="bold" style:font-size-asian="11pt" style:font-weight-asian="bold" style:font-size-complex="11pt" style:font-weight-complex="bold"/>
    </style:style>
    <style:style style:name="P48" style:family="paragraph" style:parent-style-name="Balise">
      <style:text-properties style:use-window-font-color="true"/>
    </style:style>
    <style:style style:name="P49" style:family="paragraph" style:parent-style-name="Code">
      <style:text-properties style:font-name="DejaVu Sans2" fo:font-size="10pt" style:font-size-asian="10pt" style:font-size-complex="10pt"/>
    </style:style>
    <style:style style:name="P50" style:family="paragraph" style:parent-style-name="Standard">
      <style:paragraph-properties fo:break-before="page"/>
    </style:style>
    <style:style style:name="P51" style:family="paragraph" style:parent-style-name="Tableau_20_entête">
      <style:paragraph-properties fo:text-align="center" style:justify-single-word="false"/>
    </style:style>
    <style:style style:name="P52" style:family="paragraph" style:parent-style-name="Text_20_body" style:master-page-name="">
      <style:paragraph-properties fo:margin-left="0.025cm" fo:margin-right="0cm" fo:margin-top="0cm" fo:margin-bottom="0.212cm" fo:text-align="justify" style:justify-single-word="false" fo:text-indent="0cm" style:auto-text-indent="false" style:page-number="auto" style:writing-mode="page"/>
    </style:style>
    <style:style style:name="P53" style:family="paragraph" style:parent-style-name="Text_20_body">
      <style:paragraph-properties fo:margin-left="0.025cm" fo:margin-right="0cm" fo:margin-top="0cm" fo:margin-bottom="0.212cm" fo:text-align="justify" style:justify-single-word="false" fo:text-indent="0cm" style:auto-text-indent="false" style:writing-mode="page"/>
    </style:style>
    <style:style style:name="P54" style:family="paragraph" style:parent-style-name="Text_20_body" style:list-style-name="L1">
      <style:text-properties style:font-name="Open Sans2"/>
    </style:style>
    <style:style style:name="P55" style:family="paragraph" style:parent-style-name="Text_20_body" style:list-style-name="L2">
      <style:text-properties style:font-name="Open Sans2"/>
    </style:style>
    <style:style style:name="P56" style:family="paragraph" style:parent-style-name="Text_20_body">
      <style:paragraph-properties fo:text-align="start" style:justify-single-word="false"/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P57" style:family="paragraph" style:parent-style-name="Text_20_body" style:list-style-name="L2"/>
    <style:style style:name="P58" style:family="paragraph" style:parent-style-name="Text_20_body">
      <style:text-properties fo:font-variant="normal" fo:text-transform="none" fo:color="#000000" style:text-line-through-style="none" style:font-name="Open Sans2" fo:font-size="11pt" fo:font-style="normal" style:text-underline-style="none" style:text-blinking="false" fo:background-color="transparent"/>
    </style:style>
    <style:style style:name="P59" style:family="paragraph" style:parent-style-name="Text_20_body" style:list-style-name="L2">
      <style:text-properties fo:font-variant="normal" fo:text-transform="none" fo:color="#000000" style:text-line-through-style="none" style:font-name="Open Sans2" fo:font-size="11pt" fo:font-style="normal" style:text-underline-style="none" style:text-blinking="false" fo:background-color="transparent"/>
    </style:style>
    <style:style style:name="P60" style:family="paragraph" style:parent-style-name="Text_20_body" style:list-style-name="L3">
      <style:text-properties fo:font-variant="normal" fo:text-transform="none" fo:color="#000000" style:text-line-through-style="none" style:font-name="Open Sans2" fo:font-size="11pt" fo:font-style="normal" style:text-underline-style="none" style:text-blinking="false" fo:background-color="transparent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Open Sans2" fo:font-size="11pt" fo:font-style="normal" style:text-underline-style="none" style:text-blinking="false" fo:background-color="transparent"/>
    </style:style>
    <style:style style:name="P6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Open Sans2" fo:font-size="11pt" fo:font-style="normal" style:text-underline-style="none" fo:font-weight="bold" style:text-blinking="false" fo:background-color="transparent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4" style:family="paragraph" style:parent-style-name="Text_20_body">
      <style:text-properties fo:font-variant="normal" fo:text-transform="none" fo:color="#212121" style:text-line-through-style="none" style:font-name="Open Sans2" fo:font-size="11pt" fo:font-style="normal" style:text-underline-style="none" style:text-blinking="false" fo:background-color="#ffffff"/>
    </style:style>
    <style:style style:name="P65" style:family="paragraph" style:parent-style-name="Text_20_body">
      <style:paragraph-properties fo:text-align="start" style:justify-single-word="false"/>
      <style:text-properties fo:font-variant="normal" fo:text-transform="none" fo:color="#333333" style:font-name="Open Sans2" fo:font-size="11pt" fo:letter-spacing="normal" fo:font-style="normal" fo:font-weight="normal" style:font-size-asian="11pt" style:font-weight-asian="normal" style:font-size-complex="11pt" style:font-weight-complex="normal"/>
    </style:style>
    <style:style style:name="P66" style:family="paragraph" style:parent-style-name="Text_20_body" style:list-style-name="L5">
      <style:paragraph-properties fo:text-align="start" style:justify-single-word="false"/>
      <style:text-properties fo:font-variant="normal" fo:text-transform="none" fo:color="#333333" style:font-name="Open Sans2" fo:font-size="11pt" fo:letter-spacing="normal" fo:font-style="normal" fo:font-weight="normal" style:font-size-asian="11pt" style:font-weight-asian="normal" style:font-size-complex="11pt" style:font-weight-complex="normal"/>
    </style:style>
    <style:style style:name="P67" style:family="paragraph" style:parent-style-name="Text_20_body" style:list-style-name="L3"/>
    <style:style style:name="P68" style:family="paragraph" style:parent-style-name="Text_20_body" style:list-style-name="L4"/>
    <style:style style:name="P69" style:family="paragraph" style:parent-style-name="Text_20_body">
      <style:paragraph-properties fo:text-align="start" style:justify-single-word="false"/>
      <style:text-properties fo:color="#333333" style:font-name="Open Sans2" fo:font-weight="normal" style:font-weight-asian="normal" style:font-weight-complex="normal"/>
    </style:style>
    <style:style style:name="P70" style:family="paragraph" style:parent-style-name="Text_20_body" style:list-style-name="L5">
      <style:paragraph-properties fo:text-align="center" style:justify-single-word="false"/>
      <style:text-properties fo:color="#333333" style:font-name="Open Sans2" fo:font-size="11pt" fo:font-weight="bold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color="#333333" fo:font-weight="normal" style:font-weight-asian="normal" style:font-weight-complex="normal"/>
    </style:style>
    <style:style style:name="P72" style:family="paragraph" style:parent-style-name="Text_20_body" style:list-style-name="L5">
      <style:paragraph-properties fo:text-align="start" style:justify-single-word="false"/>
      <style:text-properties fo:color="#333333" fo:font-weight="normal" style:font-weight-asian="normal" style:font-weight-complex="normal"/>
    </style:style>
    <style:style style:name="P73" style:family="paragraph" style:parent-style-name="Text_20_body" style:list-style-name="L5">
      <style:paragraph-properties fo:text-align="center" style:justify-single-word="false"/>
      <style:text-properties fo:color="#333333" fo:font-weight="bold" style:font-weight-asian="bold" style:font-weight-complex="bold"/>
    </style:style>
    <style:style style:name="P74" style:family="paragraph" style:parent-style-name="Text_20_body" style:list-style-name="L5"/>
    <style:style style:name="P75" style:family="paragraph" style:parent-style-name="Text_20_body" style:list-style-name="L5">
      <style:paragraph-properties fo:text-align="center" style:justify-single-word="false"/>
      <style:text-properties fo:font-weight="bold" style:font-weight-asian="bold" style:font-weight-complex="bold"/>
    </style:style>
    <style:style style:name="P76" style:family="paragraph" style:parent-style-name="Text_20_body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77" style:family="paragraph" style:parent-style-name="Text_20_body" style:list-style-name="L5">
      <style:paragraph-properties fo:text-align="center" style:justify-single-word="false"/>
      <style:text-properties fo:color="#ff3333" fo:font-weight="bold" style:font-weight-asian="bold" style:font-weight-complex="bold"/>
    </style:style>
    <style:style style:name="P78" style:family="paragraph" style:parent-style-name="Text_20_body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7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2" style:family="paragraph" style:parent-style-name="Heading_20_1">
      <style:paragraph-properties fo:break-before="page"/>
      <style:text-properties fo:color="#ffffff"/>
    </style:style>
    <style:style style:name="P83" style:family="paragraph" style:parent-style-name="Heading_20_4">
      <style:text-properties fo:language="fr" fo:country="FR"/>
    </style:style>
    <style:style style:name="P84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63636" style:text-line-through-style="none" style:font-name="Arial1" fo:font-size="9pt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T2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1pt" fo:font-style="normal" style:text-underline-style="none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fo:font-size="11pt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Open Sans2" fo:font-size="11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Open Sans2" fo:font-size="11pt" fo:font-style="normal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variant="normal" fo:text-transform="none" fo:color="#000000" style:font-name="Open Sans2" fo:font-size="11pt" fo:letter-spacing="normal" fo:font-style="normal" fo:font-weight="bold" fo:background-color="#eff0f1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00" style:font-name="Open Sans2" fo:font-size="11pt" fo:letter-spacing="normal" fo:font-style="normal" fo:font-weight="normal" fo:background-color="#eff0f1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212121" style:text-line-through-style="none" fo:font-size="11pt" fo:font-style="normal" style:text-underline-style="none" style:text-blinking="false" fo:background-color="#ffffff"/>
    </style:style>
    <style:style style:name="T12" style:family="text">
      <style:text-properties fo:font-variant="normal" fo:text-transform="none" fo:color="#212121" style:text-line-through-style="none" style:font-name="Open Sans2" fo:font-size="11pt" fo:font-style="normal" style:text-underline-style="none" style:text-blinking="false" fo:background-color="#ffffff"/>
    </style:style>
    <style:style style:name="T13" style:family="text">
      <style:text-properties fo:font-variant="normal" fo:text-transform="none" fo:color="#555858" style:font-name="Open Sans2" fo:font-size="11pt" fo:letter-spacing="normal" fo:font-style="normal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555858" style:font-name="Open Sans2" fo:font-size="11pt" fo:letter-spacing="normal" fo:font-weight="normal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42729" style:font-name="Open Sans2" fo:font-size="11pt" fo:letter-spacing="normal" fo:font-style="normal" fo:font-weight="normal" fo:background-color="#eff0f1" style:font-size-asian="11pt" style:font-size-complex="11pt"/>
    </style:style>
    <style:style style:name="T16" style:family="text">
      <style:text-properties fo:font-variant="normal" fo:text-transform="none" fo:color="#242729" style:font-name="Open Sans2" fo:font-size="11pt" fo:letter-spacing="normal" fo:font-style="normal" fo:font-weight="bold" fo:background-color="#eff0f1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fo:background-color="#f8f8f8"/>
    </style:style>
    <style:style style:name="T20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1" style:family="text">
      <style:text-properties fo:color="#555555"/>
    </style:style>
    <style:style style:name="T22" style:family="text">
      <style:text-properties fo:color="#96bf3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Open Sans2" fo:font-size="11pt" style:font-size-asian="11pt" style:font-size-complex="11pt"/>
    </style:style>
    <style:style style:name="T26" style:family="text">
      <style:text-properties style:font-name="Open Sans2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language="fr" fo:country="FR" fo:font-weight="normal" fo:background-color="transparent" style:font-weight-asian="normal" style:font-weight-complex="normal"/>
    </style:style>
    <style:style style:name="T29" style:family="text">
      <style:text-properties fo:color="#ff3333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color="#333333"/>
    </style:style>
    <style:style style:name="T33" style:family="text">
      <style:text-properties fo:color="#333333" style:font-name="Ope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><text:user-defined style:data-style-name="N0" text:name="Client">OC-Pizza</text:user-defined></text:p>
            <text:p text:style-name="P9"/>
            <text:p text:style-name="P9"><text:user-defined style:data-style-name="N0" text:name="Projet">Oc-Pizza Application web</text:user-defined></text:p>
            <text:p text:style-name="P10"/>
            <text:p text:style-name="P11"><text:title>Dossier d'exploitation</text:title></text:p>
            <text:p text:style-name="P10"/>
            <text:p text:style-name="P10">Version <text:user-defined style:data-style-name="N0" text:name="Version">1.0.0</text:user-defined></text:p>
          </table:table-cell>
        </table:table-row>
        <table:table-row table:style-name="Tableau12.2">
          <table:table-cell table:style-name="Tableau12.A1" office:value-type="string">
            <text:p text:style-name="P7">Auteur</text:p>
            <text:p text:style-name="P5"><text:user-defined style:data-style-name="N0" text:name="Auteur">Diego Patino</text:user-defined></text:p>
            <text:p text:style-name="P6"><text:user-defined style:data-style-name="N0" text:name="Auteur_Role">Chef  de Project</text:user-defined></text:p>
          </table:table-cell>
        </table:table-row>
      </table:table>
      <text:p text:style-name="P8"/>
      <text:p text:style-name="Standard"/>
      <text:p text:style-name="P50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80">1 -Versions<text:tab/>3</text:p>
          <text:p text:style-name="P80">2 -Introduction<text:tab/>4</text:p>
          <text:p text:style-name="P81">2.1 -Objet du document<text:tab/>4</text:p>
          <text:p text:style-name="P81">2.2 -Références<text:tab/>4</text:p>
          <text:p text:style-name="P80">3 -Pré-requis<text:tab/>5</text:p>
          <text:p text:style-name="P81">3.1 -Système<text:tab/>5</text:p>
          <text:p text:style-name="P79">3.1.1 -Serveur de Base de données<text:tab/>5</text:p>
          <text:p text:style-name="P84">3.1.1.1 -Caractéristiques techniques<text:tab/>5</text:p>
          <text:p text:style-name="P79">3.1.2 -Serveur Web<text:tab/>5</text:p>
          <text:p text:style-name="P84">3.1.2.1 -Caractéristiques techniques<text:tab/>5</text:p>
          <text:p text:style-name="P79">3.1.3 -Serveurs des Api<text:tab/>6</text:p>
          <text:p text:style-name="P81">3.2 -Bases de données<text:tab/>6</text:p>
          <text:p text:style-name="P81">3.3 -Web-services<text:tab/>7</text:p>
          <text:p text:style-name="P80">4 -Procédure de déploiement<text:tab/>8</text:p>
          <text:p text:style-name="P81">4.1 -Déploiement des api, Application Web, serveur des basse des donnes<text:tab/>8</text:p>
          <text:p text:style-name="P79">4.1.1 -Artefacts<text:tab/>8</text:p>
          <text:p text:style-name="P79">4.1.2 -Variables d'environnement<text:tab/>9</text:p>
          <text:p text:style-name="P79">4.1.3 -Configuration<text:tab/>9</text:p>
          <text:p text:style-name="P79">4.1.4 -Vérifications<text:tab/>9</text:p>
          <text:p text:style-name="P79">4.1.5 -DataSources<text:tab/>9</text:p>
          <text:p text:style-name="P80">5 -Procédure de démarrage / arrêt<text:tab/>10</text:p>
          <text:p text:style-name="P81">5.1 -Base de données<text:tab/>10</text:p>
          <text:p text:style-name="P81">5.2 -Api,Application web<text:tab/>10</text:p>
          <text:p text:style-name="P80">6 -Procédure de mise à jour<text:tab/>11</text:p>
          <text:p text:style-name="P81">6.1 -Base de données<text:tab/>11</text:p>
          <text:p text:style-name="P80">7 -Procédure de sauvegarde et restauration<text:tab/>12</text:p>
          <text:p text:style-name="P80">8 -Supervision<text:tab/>13</text:p>
          <text:p text:style-name="P81">8.1 -Supervision de l’application web<text:tab/>13</text:p>
        </text:index-body>
      </text:table-of-content>
      <text:p text:style-name="P48"/>
      <text:p text:style-name="P48"/>
      <text:h text:style-name="P82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1">Auteur</text:p>
          </table:table-cell>
          <table:table-cell table:style-name="Tableau7.A1" office:value-type="string">
            <text:p text:style-name="P5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1">Version</text:p>
          </table:table-cell>
        </table:table-row>
        <table:table-row table:style-name="Tableau7.2">
          <table:table-cell table:style-name="Tableau7.A2" office:value-type="string">
            <text:p text:style-name="P19">Diego Patino</text:p>
          </table:table-cell>
          <table:table-cell table:style-name="Tableau7.B2" office:value-type="date" office:date-value="2019-12-11">
            <text:p text:style-name="P19">11/12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9">1.0.0</text:p>
          </table:table-cell>
        </table:table-row>
        <table:table-row table:style-name="Tableau7.2">
          <table:table-cell table:style-name="Tableau7.A3" office:value-type="string">
            <text:p text:style-name="P19">Diego Patino</text:p>
          </table:table-cell>
          <table:table-cell table:style-name="Tableau7.B3" office:value-type="date" office:date-value="2019-12-11">
            <text:p text:style-name="P19">11/12/19</text:p>
          </table:table-cell>
          <table:table-cell table:style-name="Tableau7.A3" office:value-type="string">
            <text:p text:style-name="Table_20_Contents">Documentation complete</text:p>
          </table:table-cell>
          <table:table-cell table:style-name="Tableau7.D3" office:value-type="string">
            <text:p text:style-name="P19">1.0.1</text:p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</table:table>
      <text:p text:style-name="P49"/>
      <text:p text:style-name="P28"/>
      <text:h text:style-name="Heading_20_1" text:outline-level="1">Introduction</text:h>
      <text:h text:style-name="Heading_20_2" text:outline-level="2">Objet du document</text:h>
      <text:p text:style-name="Text_20_body"><text:bookmark text:name="docs-internal-guid-bfbf0657-7fff-c7fe-dfd1-9bcf6422a39f"/><text:span text:style-name="T3">Le document suivant a pour objectif d’expliquer de manière très claire et efficace , lLes étapes de déploiement, démarrage , et maintenance de l’application web OC-Pizzas, ce document et adresse au administrateurs des systèmes , ainsi à l’ensemble de l'équipe de développeurs.</text:span> </text:p>
      <text:p text:style-name="Text_20_body"/>
      <text:h text:style-name="Heading_20_2" text:outline-level="2">Références</text:h>
      <text:p text:style-name="P33">Pour de plus amples informations, se référer :</text:p>
      <text:list xml:id="list399630398393140370" text:style-name="L1">
        <text:list-item>
          <text:p text:style-name="P54"><text:bookmark text:name="docs-internal-guid-5d6acedf-7fff-7179-3157-919f7c803bac"/><text:span text:style-name="T4">OC-PIZZAS</text:span><text:span text:style-name="T3"> - Dossier de conception technique : Dossier de conception technique de l'application</text:span> </text:p>
        </text:list-item>
        <text:list-item>
          <text:p text:style-name="P54"><text:bookmark text:name="docs-internal-guid-91115037-7fff-fc98-6be6-bb230372cbf9"/><text:span text:style-name="T23">OC-PIZZAS</text:span> - Dossier de conception fonctionnelle</text:p>
        </text:list-item>
      </text:list>
      <text:p text:style-name="Text_20_body"/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P33"><text:bookmark text:name="docs-internal-guid-849bed65-7fff-8c6e-43bb-c9601e254763"/>Serveur de base de données sera un serveur mysql. </text:p>
      <text:p text:style-name="P33">Il sera déployé sur un conteneur Docker, </text:p>
      <text:p text:style-name="P33">Le schéma pour la base OC PIZZA, contenant le stable suivantes :</text:p>
      <text:list xml:id="list7199588286092049084" text:style-name="L2">
        <text:list-item>
          <text:p text:style-name="P59">table_clients, </text:p>
        </text:list-item>
        <text:list-item>
          <text:p text:style-name="P59">table_order, </text:p>
        </text:list-item>
        <text:list-item>
          <text:p text:style-name="P59">table_store,</text:p>
        </text:list-item>
        <text:list-item>
          <text:p text:style-name="P55"><text:span text:style-name="T5">table_</text:span><text:span text:style-name="T11">employees.</text:span></text:p>
        </text:list-item>
      </text:list>
      <text:p text:style-name="P33">les données seront stockées physiquement sur des volumes virtuelles, utilisant la technologie docker volumes.</text:p>
      <text:h text:style-name="Heading_20_4" text:outline-level="4">Caractéristiques techniques</text:h>
      <text:p text:style-name="P30"/>
      <text:p text:style-name="P30">L'image du conteneur docker du serveur de bases de donnes sera celle avec le tag :</text:p>
      <text:p text:style-name="P31">mysql :5.7</text:p>
      <text:p text:style-name="P30">La documentation est disponible sur l'adresse suivante : </text:p>
      <text:p text:style-name="P30"><text:tab/><text:a xlink:type="simple" xlink:href="https://hub.docker.com/_/mysql?tab=description" text:style-name="Internet_20_link" text:visited-style-name="Visited_20_Internet_20_Link">https://hub.docker.com/_/mysql?tab=description</text:a><text:tab/></text:p>
      <text:h text:style-name="Heading_20_3" text:outline-level="3">Serveur Web</text:h>
      <text:p text:style-name="P29">Le serveur contenant l'application front sera une serveur nodejs a l’intérieur de un conteneur docker.</text:p>
      <text:h text:style-name="P83" text:outline-level="4">Caractéristiques techniques</text:h>
      <text:p text:style-name="P29">L'image du conteneur docker su serveur web pour l'application web sera celle avec le tag :</text:p>
      <text:p text:style-name="P31">node :9-alpine</text:p>
      <text:p text:style-name="P30">La documentation est disponible sur l'adresse suivante : </text:p>
      <text:p text:style-name="P42"><text:span text:style-name="T28"><text:tab/></text:span><text:a xlink:type="simple" xlink:href="https://hub.docker.com/_/node?tab=description" text:style-name="Internet_20_link" text:visited-style-name="Visited_20_Internet_20_Link">https://hub.docker.com/_/node?tab=description </text:a></text:p>
      <text:h text:style-name="Heading_20_3" text:outline-level="3"><text:soft-page-break/>Serveurs des Api</text:h>
      <text:p text:style-name="Text_20_body">Les Diferents Api de l'application sont developes en dotnet-core, chaque api sera disponible dans une image docker repectivement :</text:p>
      <text:list xml:id="list22301490" text:continue-numbering="true" text:style-name="L2">
        <text:list-item>
          <text:p text:style-name="P59">oc_pizzas/user-api. </text:p>
        </text:list-item>
        <text:list-item>
          <text:p text:style-name="P59">oc_pizzas/products-api. </text:p>
        </text:list-item>
        <text:list-item>
          <text:p text:style-name="P59">oc_pizzas/order-api. </text:p>
        </text:list-item>
        <text:list-item>
          <text:p text:style-name="P59">oc_pizzas/store-api.</text:p>
        </text:list-item>
        <text:list-item>
          <text:p text:style-name="P57"><text:span text:style-name="T6">oc_pizzas/</text:span><text:span text:style-name="T12">employees-api.</text:span></text:p>
        </text:list-item>
        <text:list-item>
          <text:p text:style-name="P57"><text:span text:style-name="T6">oc_pizzas/stock</text:span><text:span text:style-name="T12">-api.</text:span></text:p>
        </text:list-item>
        <text:list-item>
          <text:p text:style-name="P57"><text:span text:style-name="T6">oc_pizzas/recipes</text:span><text:span text:style-name="T12">-api.</text:span></text:p>
        </text:list-item>
      </text:list>
      <text:p text:style-name="P64">La documentation des api est disponible sur :</text:p>
      <text:p text:style-name="P38"><text:a xlink:type="simple" xlink:href="https://github.com/diegopatinodoprr/oc-pizza/blob/master/Documentation/oc_pizzas_api.yaml" text:style-name="Internet_20_link" text:visited-style-name="Visited_20_Internet_20_Link">oc_pizzas-api </text:a><text:s/>; </text:p>
      <text:p text:style-name="P42"><text:span text:style-name="T14">L</text:span><text:span text:style-name="T13">a norme utilse pour les <text:s/>c'est open api-3, </text:span><text:span text:style-name="T27"><text:s/>la documentation est disponible sur</text:span></text:p>
      <text:p text:style-name="P38"><text:a xlink:type="simple" xlink:href="https://www.openapis.org/" text:style-name="Internet_20_link" text:visited-style-name="Visited_20_Internet_20_Link"><text:span text:style-name="T26">https://www.openapis.org/</text:span></text:a></text:p>
      <text:p text:style-name="P36">l'editeur choisit cest swagger,la <text:s/>documentation est disponible sur :</text:p>
      <text:p text:style-name="P39"><text:a xlink:type="simple" xlink:href="https://swagger.io/tools/open-source/" text:style-name="Internet_20_link" text:visited-style-name="Visited_20_Internet_20_Link"><text:span text:style-name="T25">https://swagger.io/tools/open-source/</text:span></text:a></text:p>
      <text:p text:style-name="P36"><text:tab/></text:p>
      <text:h text:style-name="Heading_20_2" text:outline-level="2">Bases de données</text:h>
      <text:p text:style-name="Text_20_body">Pour la genereation du serveur de base de donnes, utilise le fichier disponible dans le repertoire</text:p>
      <text:p text:style-name="P39">\Application\Services\Database\MySql\Dockerfile.MySql</text:p>
      <text:p text:style-name="Text_20_body">Pour la generation des bases de donnes , on utilise entity framework, au lancement de chaque api,les bases des donness respectives seront generes. Chaque microservice posede un fichier</text:p>
      <text:p text:style-name="P39"><text:span text:style-name="T29">{µ_SERVICE_NAME}</text:span>dbsetup.sql .</text:p>
      <text:p text:style-name="P40"><text:span text:style-name="T24">ce fichier se charge de creer la configuration de la base dans le serveur mysql. </text:span><text:s/></text:p>
      <text:p text:style-name="Text_20_body">La documentation de entity framework est disponilbe sur : </text:p>
      <text:p text:style-name="P38"><text:tab/><text:a xlink:type="simple" xlink:href="https://docs.microsoft.com/fr-fr/dotnet/framework/data/adonet/ef/overview" text:style-name="Internet_20_link" text:visited-style-name="Visited_20_Internet_20_Link">Présentation d’Entity Framework</text:a></text:p>
      <text:p text:style-name="P42">l'insertion de donnes dans la base se fait via des seeders, disponibles au niveau de chaque project .</text:p>
      <text:p text:style-name="P42">La documentation descriptif de ce procesus est dispoible sur le lien suivant </text:p>
      <text:p text:style-name="P38"><text:a xlink:type="simple" xlink:href="https://en.wikipedia.org/wiki/Database_seeding" text:style-name="Internet_20_link" text:visited-style-name="Visited_20_Internet_20_Link"><text:span text:style-name="T31">https://en.wikipedia.org/wiki/Database_seeding</text:span></text:a><text:span text:style-name="T31"> </text:span></text:p>
      <text:h text:style-name="Heading_20_2" text:outline-level="2"><text:soft-page-break/>Web-services</text:h>
      <text:p text:style-name="Text_20_body">Les web services suivants doivent être accessibles et à jour :</text:p>
      <text:list xml:id="list4625783711007675769" text:style-name="L3">
        <text:list-item>
          <text:p text:style-name="P60">https://oc_pizzas.fr/oc_pizzas/user-api. </text:p>
        </text:list-item>
        <text:list-item>
          <text:p text:style-name="P60">https://oc_pizzas.fr/oc_pizzas/products-api. </text:p>
        </text:list-item>
        <text:list-item>
          <text:p text:style-name="P60">https://oc_pizzas.fr/oc_pizzas/order-api. </text:p>
        </text:list-item>
        <text:list-item>
          <text:p text:style-name="P60">https://oc_pizzas.fr/oc_pizzas/store-api.</text:p>
        </text:list-item>
        <text:list-item>
          <text:p text:style-name="P67"><text:span text:style-name="T6">https://oc_pizzas.fr/oc_pizzas/</text:span><text:span text:style-name="T12">employees-api.</text:span></text:p>
        </text:list-item>
        <text:list-item>
          <text:p text:style-name="P67"><text:span text:style-name="T6">https://oc_pizzas.fr/oc_pizzas/stock</text:span><text:span text:style-name="T12">-api.</text:span></text:p>
        </text:list-item>
        <text:list-item>
          <text:p text:style-name="P67"><text:span text:style-name="T6">https://oc_pizzas.fr/oc_pizzas/recipes</text:span><text:span text:style-name="T12">-api.</text:span></text:p>
        </text:list-item>
      </text:list>
      <text:h text:style-name="Heading_20_1" text:outline-level="1">Procédure de déploiement</text:h>
      <text:h text:style-name="Heading_20_2" text:outline-level="2">Déploiement des api, Application Web, serveur des basse des donnes</text:h>
      <text:h text:style-name="Heading_20_3" text:outline-level="3">Artefacts</text:h>
      <text:p text:style-name="Text_20_body">Les diferents services de l’application oc-pizzas sont construites sous la forme d'images docker :</text:p>
      <text:list xml:id="list22317495" text:continue-numbering="true" text:style-name="L3">
        <text:list-item>
          <text:p text:style-name="P60">oc_pizzas.fr/oc_pizzas/user-api:latest</text:p>
        </text:list-item>
        <text:list-item>
          <text:p text:style-name="P60">oc_pizzas.fr/oc_pizzas/products-apii:latest</text:p>
        </text:list-item>
        <text:list-item>
          <text:p text:style-name="P60">oc_pizzas.fr/oc_pizzas/order-api:latest</text:p>
        </text:list-item>
        <text:list-item>
          <text:p text:style-name="P60">oc_pizzas.fr/oc_pizzas/store-api:latest</text:p>
        </text:list-item>
        <text:list-item>
          <text:p text:style-name="P67"><text:span text:style-name="T6">oc_pizzas.fr/oc_pizzas/</text:span><text:span text:style-name="T12">employees-api</text:span><text:span text:style-name="T6">:latest</text:span></text:p>
        </text:list-item>
        <text:list-item>
          <text:p text:style-name="P67"><text:span text:style-name="T6">oc_pizzas.fr/oc_pizzas/stock</text:span><text:span text:style-name="T12">-ap</text:span><text:span text:style-name="T6">i:latest</text:span></text:p>
        </text:list-item>
        <text:list-item>
          <text:p text:style-name="P67"><text:span text:style-name="T6">oc_pizzas.fr/oc_pizzas/recipes</text:span><text:span text:style-name="T12">-ap</text:span><text:span text:style-name="T6">i:latest</text:span></text:p>
        </text:list-item>
      </text:list>
      <text:p text:style-name="P58">Le fichier : </text:p>
      <text:p text:style-name="P62">buid.sh</text:p>
      <text:p text:style-name="P58">disponible dans le project au nivau du repertoire Application, permet de generer les images docker nescesaires pour demarrer l'application,.</text:p>
      <text:p text:style-name="Text_20_body"><text:span text:style-name="T6">la commande </text:span><text:span text:style-name="T7">docker images </text:span><text:span text:style-name="T6">permet de verifier la liste des images generees.</text:span></text:p>
      <text:p text:style-name="P61"/>
      <text:p text:style-name="P61">Le fichier :</text:p>
      <text:p text:style-name="P62">push.sh</text:p>
      <text:p text:style-name="P63">disponible dans le project au nivau du repertoire Application, permet de demarrer l'application en local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Heading_20_3" text:outline-level="3"><text:soft-page-break/>Variables d'environnement</text:h>
      <text:p text:style-name="Text_20_body">Voici les variables d'environnement reconnues par les batches de l’application XXX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1">Nom</text:p>
          </table:table-cell>
          <table:table-cell table:style-name="Tableau2.A1" office:value-type="string">
            <text:p text:style-name="P51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19">APP_HOST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0">Url du site utilise par le serveur roxy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20"/>
          </table:table-cell>
        </table:table-row>
      </table:table>
      <text:p text:style-name="Text_20_body"/>
      <text:p text:style-name="Text_20_body">Les variables d'environement de chaque service sont decrites dans les parametres respectives au project. Les valuers sont definies dans le fichier :</text:p>
      <text:p text:style-name="P39">Application\DockerCompose\env\docker-compose.<text:span text:style-name="T29">{environement}</text:span>.yml</text:p>
      <text:h text:style-name="Heading_20_3" text:outline-level="3">Configuration</text:h>
      <text:p text:style-name="Text_20_body">Voici les différents fichiers de configuration :</text:p>
      <text:list xml:id="list6091805056178306436" text:style-name="L4">
        <text:list-item>
          <text:p text:style-name="P68">.env: fichier de configuration du host</text:p>
        </text:list-item>
      </text:list>
      <text:p text:style-name="Text_20_body"/>
      <text:h text:style-name="Heading_20_3" text:outline-level="3"><text:bookmark-start text:name="verifications"/>Vérifications<text:bookmark-end text:name="verifications"/></text:h>
      <text:p text:style-name="P34">Afin de vérifier le bon déploiement des microservices, se placer au niveau du repertoire Application, et lancer la command: </text:p>
      <text:p text:style-name="P35"><text:span text:style-name="T8">dotnet test --filter HEALT-CHECK</text:span> </text:p>
      <text:p text:style-name="P36">cette commande permet de verifier que tous le microservices sont en marche et deployés sur le serveur.</text:p>
      <text:p text:style-name="P36">Afin de verifier le site web <text:s/>la commande </text:p>
      <text:p text:style-name="P38"><text:span text:style-name="Source_20_Text"><text:span text:style-name="T16">curl -I </text:span></text:span><text:a xlink:type="simple" xlink:href="http://www.oc-pizza.com/" text:style-name="Internet_20_link" text:visited-style-name="Visited_20_Internet_20_Link"><text:span text:style-name="Source_20_Text">http://www.oc-pizza.com</text:span></text:a><text:span text:style-name="Source_20_Text"><text:span text:style-name="T16"> </text:span></text:span></text:p>
      <text:p text:style-name="P42"><text:span text:style-name="Source_20_Text"><text:span text:style-name="T15">doit repondre avec le code 200.</text:span></text:span></text:p>
      <text:p text:style-name="P42"><text:span text:style-name="Source_20_Text"><text:span text:style-name="T15">si les test <text:s/></text:span></text:span><text:span text:style-name="Source_20_Text"><text:span text:style-name="T9">HEALT-CHECK <text:s/></text:span></text:span><text:span text:style-name="Source_20_Text"><text:span text:style-name="T10">on reussi, onpeut deduire que le serveur de base de donnes est disponible.</text:span></text:span></text:p>
      <text:h text:style-name="Heading_20_3" text:outline-level="3">DataSources</text:h>
      <text:p text:style-name="P32">Les accès aux bases de données doivent se configurer à l'aide des fichiers dispoibles au niveau de chauqe project d'api, ces fichier se trouvent sous la forme :</text:p>
      <text:p text:style-name="P39"><text:span text:style-name="T29">{µ_SERVICE_NAME}</text:span>dbsetup.sql</text:p>
      <text:p text:style-name="P32">ces fichier sont deployes automatiquement losr de la generation du conteneur de la abses de donnes.</text:p>
      <text:p text:style-name="P78">$home_server/lib/ext</text:p>
      <text:h text:style-name="Heading_20_1" text:outline-level="1">Procédure de démarrage / arrêt</text:h>
      <text:h text:style-name="Heading_20_2" text:outline-level="2">Base de données</text:h>
      <text:p text:style-name="Text_20_body">Sur le serveur de Production, lance la commande :</text:p>
      <text:p text:style-name="P39">docker ps</text:p>
      <text:p text:style-name="P41">recuperer l'id du conteneur docker qui utilise limage pour le serveur de base de donnes.</text:p>
      <text:p text:style-name="P41">Avec la commande :</text:p>
      <text:p text:style-name="P43">docker stop {id_conteneur}</text:p>
      <text:p text:style-name="P44">le serveur de base de donnes sera arreter</text:p>
      <text:h text:style-name="Heading_20_2" text:outline-level="2">Api,Application web</text:h>
      <text:p text:style-name="Text_20_body">Sur le serveur de Production, lance la commande :</text:p>
      <text:p text:style-name="P39">docker ps</text:p>
      <text:p text:style-name="P41">copier les fichier : <text:span text:style-name="T30">Application/scripts/stop.sh </text:span><text:span text:style-name="T33">sur le servuer de production.</text:span></text:p>
      <text:p text:style-name="P45">Changer les droits sur le fichier avec la commande </text:p>
      <text:p text:style-name="P37"><text:span text:style-name="T32">chmod 7777 ./stop.sh</text:span><text:span text:style-name="T29"> </text:span></text:p>
      <text:p text:style-name="P45">Lancer lefichier avec la commande: </text:p>
      <text:p text:style-name="P46"><text:s/>./stop</text:p>
      <text:p text:style-name="P44">Tous les conteneur pour les api , ainsi que le conteneur pour l'application web seront arretes.</text:p>
      <text:h text:style-name="Heading_20_1" text:outline-level="1">Procédure de mise à jour</text:h>
      <text:h text:style-name="Heading_20_2" text:outline-level="2">Base de données</text:h>
      <text:p text:style-name="Text_20_body"/>
      <text:p text:style-name="Text_20_body">Se placer au niveau du repertoire :</text:p>
      <text:p text:style-name="P39">\Application</text:p>
      <text:p text:style-name="P41">lancer la commande : </text:p>
      <text:p text:style-name="P39">./scripts/build.sh</text:p>
      <text:p text:style-name="P41">une fois les images docker generes.</text:p>
      <text:p text:style-name="P41">Lancer la commande: </text:p>
      <text:p text:style-name="P39">./scripts/push.sh</text:p>
      <text:p text:style-name="P41">ceci mettra a jour les image docker dans le repo docker prive.</text:p>
      <text:p text:style-name="P41">Une <text:s/>fois les image mise a jour sur le repo docker . </text:p>
      <text:p text:style-name="P41">Copier le fichier :</text:p>
      <text:p text:style-name="P39">\Application\scripts\run.sh</text:p>
      <text:p text:style-name="P41">sur les serveur production; <text:s/>se connecter au serveur , et lancer le script.</text:p>
      <text:p text:style-name="P41"/>
      <text:p text:style-name="P41"/>
      <text:p text:style-name="P41"><text:tab/> </text:p>
      <text:h text:style-name="Heading_20_1" text:outline-level="1">Procédure de sauvegarde et restauration</text:h>
      <text:p text:style-name="Text_20_body"/>
      <text:p text:style-name="Text_20_body"/>
      <text:p text:style-name="Text_20_body"/>
      <text:p text:style-name="Text_20_body">Pour les backup de la base de donnes; il faut se connecter au serveur de production.</text:p>
      <text:list xml:id="list270778702128281108" text:style-name="L5">
        <text:list-item>
          <text:p text:style-name="P74">Sur le serveur de Production, lancer la commande :</text:p>
          <text:p text:style-name="P75">docker ps</text:p>
        </text:list-item>
        <text:list-item>
          <text:p text:style-name="P76">recuperer l'id du conteneur docker qui utilise limage pour le serveur de base de donnes.</text:p>
          <text:p text:style-name="P76">Avec la commande :</text:p>
          <text:p text:style-name="P77">docker stop {id_conteneur}</text:p>
        </text:list-item>
        <text:list-item>
          <text:p text:style-name="P72">executer la commande :</text:p>
          <text:p text:style-name="P73">docker exec -it <text:s text:c="2"/>{id_conteneur} /sh</text:p>
          <text:p text:style-name="P72">ceci ouvira un sheel au niveau du conteneur doker.</text:p>
        </text:list-item>
        <text:list-item>
          <text:p text:style-name="P72">Lance la commande </text:p>
          <text:p text:style-name="P70"><text:span text:style-name="T19">mysqldump</text:span><text:span text:style-name="T17"> </text:span><text:span text:style-name="T19">--all-databases</text:span><text:span text:style-name="T17"> </text:span><text:span text:style-name="T18">&gt; dump</text:span><text:span text:style-name="T19">.</text:span><text:span text:style-name="T18">sql</text:span></text:p>
        </text:list-item>
        <text:list-item>
          <text:p text:style-name="P66">recuperer les fichier dump.sql et le sauvegarder.</text:p>
        </text:list-item>
      </text:list>
      <text:p text:style-name="P65"/>
      <text:p text:style-name="P65">Pour restaurer les donnes, repeter les etapes 1,2,3;</text:p>
      <text:p text:style-name="P65">ensuite il fau tcopier le fichier de sauvegar sur le conteneur dokcer. Et lace la commande :</text:p>
      <text:p text:style-name="P65"><text:tab/></text:p>
      <text:p text:style-name="P47"><text:span text:style-name="T19">mysql&gt;</text:span><text:span text:style-name="T18"> </text:span><text:span text:style-name="T19">source</text:span><text:span text:style-name="T18"> </text:span><text:span text:style-name="T18">dump</text:span><text:span text:style-name="T19">.</text:span><text:span text:style-name="T19">sql</text:span><text:span text:style-name="T18"> </text:span></text:p>
      <text:p text:style-name="P65"/>
      <text:p text:style-name="P42"><text:s/></text:p>
      <text:p text:style-name="P44"/>
      <text:p text:style-name="Text_20_body"/>
      <text:h text:style-name="Heading_20_1" text:outline-level="1">Supervision</text:h>
      <text:h text:style-name="Heading_20_2" text:outline-level="2">Supervision de l’application web</text:h>
      <text:p text:style-name="P52"><text:a xlink:type="simple" xlink:href="#4.1.4.Vérifications|outline" text:style-name="Internet_20_link" text:visited-style-name="Visited_20_Internet_20_Link">Se reporter au poitn 4.1.4</text:a></text:p>
      <text:p text:style-name="P5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iberation Mono" svg:font-family="'Liberation Mono', Consolas, Monaco, 'Andale Mono', 'Ubuntu Mono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2.935cm" style:rel-column-width="1664*"/>
    </style:style>
    <style:style style:name="Tableau5.B" style:family="table-column">
      <style:table-column-properties style:column-width="14.065cm" style:rel-column-width="79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variant="normal" fo:text-transform="none" fo:color="#363636" style:text-line-through-style="none" style:font-name="Arial1" fo:font-size="9pt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3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Doprr-App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Oc-Pizza Application web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1.0.0</text:user-defined></text:p>
              <text:p text:style-name="MP5">Date : <text:user-defined style:data-style-name="N36" text:name="Version_Date">08/01/2018</text:user-defined></text:p>
              <text:p text:style-name="MP5">Page : <text:page-number text:select-page="current">13</text:page-number> 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26cm" svg:y="-0.023cm" svg:width="2.392cm" svg:height="1.106cm" draw:z-index="0"><draw:image xlink:href="Pictures/100000000000007B0000003DA98BD5CC.jp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54cm" svg:y="0cm" svg:width="2.775cm" svg:height="0.986cm" draw:z-index="1"><draw:image xlink:href="Pictures/100000000000007B0000003DD4E8464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Doprr-App</text:user-defined></text:p>
            </table:table-cell>
            <table:table-cell table:style-name="Tableau5.A1" office:value-type="string">
              <text:p text:style-name="MP9"><text:bookmark text:name="docs-internal-guid-4de9c23b-7fff-8ba8-f779-20ed238569ad"/><text:span text:style-name="MT1">12 rue des alpes 0435353535 doprr@doprr.com</text:span><text:span text:style-name="MT2"> </text:span></text:p>
            </table:table-cell>
          </table:table-row>
          <table:table-row table:style-name="Tableau5.2">
            <table:table-cell table:style-name="Tableau5.A1" office:value-type="string">
              <text:p text:style-name="MP10">doprr.com</text:p>
            </table:table-cell>
            <table:table-cell table:style-name="Tableau5.A1" office:value-type="string">
              <text:p text:style-name="MP11"><text:bookmark text:name="docs-internal-guid-83d795b4-7fff-c598-e4f5-1c28d1f789da"/><text:span text:style-name="MT3">S.A.R.L. au capital de 1 000,00 € enregistrée au RCS de Grenoble– SIREN 999 999 999 – Code APE : 6202A</text:span> 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4">open</text:span><text:span text:style-name="MT5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/> / <text:page-count>13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3$Win32 OpenOffice.org_project/413m1$Build-9783</meta:generator>
    <dc:title>Dossier d'exploitation</dc:title>
    <meta:document-statistic meta:table-count="7" meta:image-count="2" meta:object-count="0" meta:page-count="13" meta:paragraph-count="229" meta:word-count="1287" meta:character-count="8677"/>
    <meta:user-defined meta:name="Auteur">Diego Patino</meta:user-defined>
    <meta:user-defined meta:name="Auteur_Role">Chef  de Project</meta:user-defined>
    <meta:user-defined meta:name="Client">OC-Pizza</meta:user-defined>
    <meta:user-defined meta:name="Entreprise">Doprr-App</meta:user-defined>
    <meta:user-defined meta:name="Projet" meta:value-type="string">Oc-Pizza Application web</meta:user-defined>
    <meta:user-defined meta:name="Version" meta:value-type="string">1.0.0</meta:user-defined>
    <meta:user-defined meta:name="Version_Date" meta:value-type="date">2018-01-08</meta:user-defined>
  </office:meta>
</office:document-meta>
</file>